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adrão"/>
      <draw:page draw:name="page2" draw:style-name="dp1" draw:master-page-name="Padrão"/>
      <draw:page draw:name="page3" draw:style-name="dp1" draw:master-page-name="Padrão"/>
      <draw:page draw:name="page4" draw:style-name="dp1" draw:master-page-name="Padrão"/>
      <draw:page draw:name="page5" draw:style-name="dp1" draw:master-page-name="Padrão"/>
      <draw:page draw:name="page6" draw:style-name="dp1" draw:master-page-name="Padrão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0T21:04:33.413000000</meta:creation-date>
    <dc:date>2023-09-10T21:08:26.540000000</dc:date>
    <meta:editing-duration>PT3M53S</meta:editing-duration>
    <meta:editing-cycles>1</meta:editing-cycles>
    <meta:document-statistic meta:object-count="0"/>
    <meta:generator>LibreOffice/7.1.4.2$Windows_X86_64 LibreOffice_project/a529a4fab45b75fefc5b6226684193eb000654f6</meta:generator>
  </office:meta>
</office:document-meta>
</file>